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top" draw:auto-grow-height="false" fo:min-height="12.966cm" fo:min-width="20.9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81d41a" draw:marker-start-width="0.252cm" draw:marker-end-width="0.252cm" draw:opacity="0%" draw:textarea-horizontal-align="justify" draw:textarea-vertical-align="top" draw:auto-grow-height="false" fo:min-height="4.716cm" fo:min-width="4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81d41a" draw:marker-start-width="0.252cm" draw:marker-end-width="0.252cm" draw:opacity="0%" draw:textarea-horizontal-align="justify" draw:textarea-vertical-align="top" draw:auto-grow-height="false" fo:min-height="4.716cm" fo:min-width="6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3.904cm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5.404cm"/>
      <style:paragraph-properties style:writing-mode="lr-tb"/>
    </style:style>
    <style:style style:name="gr6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top" draw:auto-grow-height="false" fo:min-height="5.966cm" fo:min-width="6.9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5.904cm"/>
      <style:paragraph-properties style:writing-mode="lr-tb"/>
    </style:style>
    <style:style style:name="gr8" style:family="graphic" style:parent-style-name="standard">
      <style:graphic-properties draw:stroke="dash" draw:stroke-dash="Dash" svg:stroke-color="#808080" svg:stroke-linecap="butt" draw:opacity="0%" draw:textarea-horizontal-align="justify" draw:textarea-vertical-align="middle" draw:auto-grow-height="false" fo:min-height="0.654cm" fo:min-width="5.904cm"/>
      <style:paragraph-properties style:writing-mode="lr-tb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3.91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opacity="0%"/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color="#81d41a" loext:opacity="100%"/>
    </style:style>
    <style:style style:name="P4" style:family="paragraph">
      <loext:graphic-properties draw:opacity="0%"/>
      <style:paragraph-properties fo:text-align="start" style:writing-mode="lr-tb"/>
      <style:text-properties fo:color="#81d41a" loext:opacity="100%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opacity="0%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start" style:writing-mode="lr-tb"/>
      <style:text-properties fo:color="#ff0000" loext:opacity="100%"/>
    </style:style>
    <style:style style:name="P8" style:family="paragraph">
      <loext:graphic-properties draw:opacity="0%"/>
      <style:paragraph-properties fo:text-align="start" style:writing-mode="lr-tb"/>
      <style:text-properties fo:color="#ff0000" loext:opacity="100%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81d41a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loext:opacity="100%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cm" svg:height="13.25cm" svg:x="2cm" svg:y="2cm">
          <text:p text:style-name="P1">Mini-App Quicksilv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5cm" svg:x="2.5cm" svg:y="3cm">
          <text:p text:style-name="P3"><text:span text:style-name="T1">Module Q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5cm" svg:x="8.5cm" svg:y="3cm">
          <text:p text:style-name="P3"><text:span text:style-name="T1">Module SamplingM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5cm" svg:x="16cm" svg:y="3cm">
          <text:p text:style-name="P3"><text:span text:style-name="T1">Module TrackingMC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1cm" svg:x="3cm" svg:y="4cm">
          <text:p text:style-name="P5"><text:span text:style-name="T2">QSModul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3cm" svg:y="5.25cm">
          <text:p text:style-name="P5"><text:span text:style-name="T2">QSModul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3cm" svg:y="6.5cm">
          <text:p text:style-name="P5"><text:span text:style-name="T2">QS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cm" svg:height="1cm" svg:x="9cm" svg:y="4cm">
          <text:p text:style-name="P5"><text:span text:style-name="T2">SamplingMCModul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cm" svg:height="1cm" svg:x="9cm" svg:y="5.25cm">
          <text:p text:style-name="P5"><text:span text:style-name="T2">SamplingMCModul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cm" svg:height="1cm" svg:x="9cm" svg:y="6.5cm">
          <text:p text:style-name="P5"><text:span text:style-name="T2">SamplingMC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cm" svg:height="1cm" svg:x="16.5cm" svg:y="4cm">
          <text:p text:style-name="P5"><text:span text:style-name="T2">TrackingMCModul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cm" svg:height="1cm" svg:x="16.5cm" svg:y="5.25cm">
          <text:p text:style-name="P5"><text:span text:style-name="T2">TrackingMCModul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cm" svg:height="1cm" svg:x="16.5cm" svg:y="6.5cm">
          <text:p text:style-name="P5"><text:span text:style-name="T2">TrackingMC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7.5cm" svg:height="6.25cm" svg:x="2.5cm" svg:y="8.5cm">
          <text:p text:style-name="P7"><text:span text:style-name="T3">Service R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5cm" svg:height="1cm" svg:x="3cm" svg:y="10.75cm">
          <text:p text:style-name="P5"><text:span text:style-name="T2">RNGServic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6.5cm" svg:height="1cm" svg:x="3cm" svg:y="12cm">
          <text:p text:style-name="P5"><text:span text:style-name="T2">RNGService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6.5cm" svg:height="1cm" svg:x="3cm" svg:y="13.25cm">
          <text:p text:style-name="P5"><text:span text:style-name="T2">RNG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6.5cm" svg:height="1cm" svg:x="3cm" svg:y="9.5cm">
          <text:p text:style-name="P9"><text:span text:style-name="T4">IRandomNumberGenerator.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10.485cm" svg:y="9.087cm">
          <text:p text:style-name="P5"><text:span text:style-name="T2">main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10.485cm" svg:y="11.587cm">
          <text:p text:style-name="P5"><text:span text:style-name="T2">Quicksilver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5cm" svg:height="1cm" svg:x="10.485cm" svg:y="10.337cm">
          <text:p text:style-name="P5"><text:span text:style-name="T2">CMakeLists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15cm" svg:height="1cm" svg:x="10.485cm" svg:y="13.187cm">
          <text:p text:style-name="P5"><text:span text:style-name="T2">ExampleFull.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887cm" fo:margin-bottom="5.692cm" fo:margin-left="1.885cm" fo:margin-right="6.11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15:37:05.444815669</meta:creation-date>
    <dc:date>2022-08-30T11:49:51.068297850</dc:date>
    <meta:editing-duration>PT18M51S</meta:editing-duration>
    <meta:editing-cycles>8</meta:editing-cycles>
    <meta:generator>LibreOffice/7.3.5.2$Linux_X86_64 LibreOffice_project/30$Build-2</meta:generator>
    <meta:document-statistic meta:object-count="22"/>
  </office:meta>
</office:document-meta>
</file>